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 fo:background-color="#FFFFFF" style:page-number="1">
        <style:background-fill draw:fill="solid" draw:fill-color="#FFFFFF"/>
      </style:paragraph-properties>
    </style:style>
    <style:style style:name="T2" style:parent-style-name="Policepardéfaut" style:family="text">
      <style:text-properties style:font-name="Inter" style:font-name-asian="Inter" style:font-name-complex="Inter"/>
    </style:style>
    <style:style style:name="T3" style:parent-style-name="Policepardéfaut" style:family="text">
      <style:text-properties style:font-name="Inter" style:font-name-asian="Inter" style:font-name-complex="Inter" fo:font-style="italic" style:font-style-asian="italic"/>
    </style:style>
    <style:style style:name="P4" style:parent-style-name="Standard" style:family="paragraph">
      <style:paragraph-properties fo:background-color="#FFFFFF">
        <style:background-fill draw:fill="solid" draw:fill-color="#FFFFFF"/>
      </style:paragraph-properties>
      <style:text-properties style:font-name="Inter" style:font-name-asian="Inter" style:font-name-complex="Inter" fo:color="#222222"/>
    </style:style>
    <style:style style:name="P5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6" style:parent-style-name="Policepardéfaut" style:family="text">
      <style:text-properties style:font-name="Inter" style:font-name-asian="Inter" style:font-name-complex="Inter" fo:color="#222222"/>
    </style:style>
    <style:style style:name="T7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P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" style:parent-style-name="Standard" style:family="paragraph">
      <style:paragraph-properties fo:margin-left="1.25in">
        <style:tab-stops/>
      </style:paragraph-properties>
    </style:style>
    <style:style style:name="T1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" style:parent-style-name="Policepardéfaut" style:family="text">
      <style:text-properties style:font-name="Inter" style:font-name-asian="Inter" style:font-name-complex="Inter" fo:color="#222222"/>
    </style:style>
    <style:style style:name="T13" style:parent-style-name="Policepardéfaut" style:family="text">
      <style:text-properties style:font-name="Inter" style:font-name-asian="Inter" style:font-name-complex="Inter" fo:color="#222222"/>
    </style:style>
    <style:style style:name="T14" style:parent-style-name="Policepardéfaut" style:family="text">
      <style:text-properties style:font-name="Inter" style:font-name-asian="Inter" style:font-name-complex="Inter" fo:color="#222222"/>
    </style:style>
    <style:style style:name="P15" style:parent-style-name="Standard" style:family="paragraph">
      <style:paragraph-properties fo:margin-left="1.25in">
        <style:tab-stops/>
      </style:paragraph-properties>
    </style:style>
    <style:style style:name="T1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" style:parent-style-name="Policepardéfaut" style:family="text">
      <style:text-properties style:font-name="Inter" style:font-name-asian="Inter" style:font-name-complex="Inter" fo:color="#222222"/>
    </style:style>
    <style:style style:name="T18" style:parent-style-name="Policepardéfaut" style:family="text">
      <style:text-properties style:font-name="Inter" style:font-name-asian="Inter" style:font-name-complex="Inter" fo:color="#222222"/>
    </style:style>
    <style:style style:name="P19" style:parent-style-name="Standard" style:family="paragraph">
      <style:paragraph-properties fo:margin-left="1.25in">
        <style:tab-stops/>
      </style:paragraph-properties>
    </style:style>
    <style:style style:name="T2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1" style:parent-style-name="Policepardéfaut" style:family="text">
      <style:text-properties style:font-name="Inter" style:font-name-asian="Inter" style:font-name-complex="Inter" fo:color="#222222"/>
    </style:style>
    <style:style style:name="T22" style:parent-style-name="Policepardéfaut" style:family="text">
      <style:text-properties style:font-name="Inter" style:font-name-asian="Inter" style:font-name-complex="Inter" fo:color="#222222"/>
    </style:style>
    <style:style style:name="P2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2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25" style:parent-style-name="Standard" style:family="paragraph">
      <style:paragraph-properties fo:margin-left="1.25in">
        <style:tab-stops/>
      </style:paragraph-properties>
    </style:style>
    <style:style style:name="T2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7" style:parent-style-name="Policepardéfaut" style:family="text">
      <style:text-properties style:font-name="Inter" style:font-name-asian="Inter" style:font-name-complex="Inter" fo:color="#222222"/>
    </style:style>
    <style:style style:name="T28" style:parent-style-name="Policepardéfaut" style:family="text">
      <style:text-properties style:font-name="Inter" style:font-name-asian="Inter" style:font-name-complex="Inter" fo:color="#222222"/>
    </style:style>
    <style:style style:name="T29" style:parent-style-name="Policepardéfaut" style:family="text">
      <style:text-properties style:font-name="Inter" style:font-name-asian="Inter" style:font-name-complex="Inter" fo:color="#222222"/>
    </style:style>
    <style:style style:name="P30" style:parent-style-name="Standard" style:family="paragraph">
      <style:paragraph-properties fo:margin-left="1.25in">
        <style:tab-stops/>
      </style:paragraph-properties>
    </style:style>
    <style:style style:name="T3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2" style:parent-style-name="Policepardéfaut" style:family="text">
      <style:text-properties style:font-name="Inter" style:font-name-asian="Inter" style:font-name-complex="Inter" fo:color="#222222"/>
    </style:style>
    <style:style style:name="T33" style:parent-style-name="Policepardéfaut" style:family="text">
      <style:text-properties style:font-name="Inter" style:font-name-asian="Inter" style:font-name-complex="Inter" fo:color="#222222"/>
    </style:style>
    <style:style style:name="P34" style:parent-style-name="Standard" style:family="paragraph">
      <style:paragraph-properties fo:margin-left="1.25in">
        <style:tab-stops/>
      </style:paragraph-properties>
    </style:style>
    <style:style style:name="T3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6" style:parent-style-name="Policepardéfaut" style:family="text">
      <style:text-properties style:font-name="Inter" style:font-name-asian="Inter" style:font-name-complex="Inter" fo:color="#222222"/>
    </style:style>
    <style:style style:name="T37" style:parent-style-name="Policepardéfaut" style:family="text">
      <style:text-properties style:font-name="Inter" style:font-name-asian="Inter" style:font-name-complex="Inter" fo:color="#222222"/>
    </style:style>
    <style:style style:name="P3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3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40" style:parent-style-name="Standard" style:family="paragraph">
      <style:paragraph-properties fo:margin-left="1.25in">
        <style:tab-stops/>
      </style:paragraph-properties>
    </style:style>
    <style:style style:name="T4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2" style:parent-style-name="Policepardéfaut" style:family="text">
      <style:text-properties style:font-name="Inter" style:font-name-asian="Inter" style:font-name-complex="Inter" fo:color="#222222"/>
    </style:style>
    <style:style style:name="T43" style:parent-style-name="Policepardéfaut" style:family="text">
      <style:text-properties style:font-name="Inter" style:font-name-asian="Inter" style:font-name-complex="Inter" fo:color="#222222"/>
    </style:style>
    <style:style style:name="T44" style:parent-style-name="Policepardéfaut" style:family="text">
      <style:text-properties style:font-name="Inter" style:font-name-asian="Inter" style:font-name-complex="Inter" fo:color="#222222"/>
    </style:style>
    <style:style style:name="P45" style:parent-style-name="Standard" style:family="paragraph">
      <style:paragraph-properties fo:margin-left="1.25in">
        <style:tab-stops/>
      </style:paragraph-properties>
    </style:style>
    <style:style style:name="T4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7" style:parent-style-name="Policepardéfaut" style:family="text">
      <style:text-properties style:font-name="Inter" style:font-name-asian="Inter" style:font-name-complex="Inter" fo:color="#222222"/>
    </style:style>
    <style:style style:name="T48" style:parent-style-name="Policepardéfaut" style:family="text">
      <style:text-properties style:font-name="Inter" style:font-name-asian="Inter" style:font-name-complex="Inter" fo:color="#222222"/>
    </style:style>
    <style:style style:name="P49" style:parent-style-name="Standard" style:family="paragraph">
      <style:paragraph-properties fo:margin-left="1.25in">
        <style:tab-stops/>
      </style:paragraph-properties>
    </style:style>
    <style:style style:name="T5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1" style:parent-style-name="Policepardéfaut" style:family="text">
      <style:text-properties style:font-name="Inter" style:font-name-asian="Inter" style:font-name-complex="Inter" fo:color="#222222"/>
    </style:style>
    <style:style style:name="T52" style:parent-style-name="Policepardéfaut" style:family="text">
      <style:text-properties style:font-name="Inter" style:font-name-asian="Inter" style:font-name-complex="Inter" fo:color="#222222"/>
    </style:style>
    <style:style style:name="P5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5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55" style:parent-style-name="Standard" style:family="paragraph">
      <style:paragraph-properties fo:margin-left="1.25in">
        <style:tab-stops/>
      </style:paragraph-properties>
    </style:style>
    <style:style style:name="T5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7" style:parent-style-name="Policepardéfaut" style:family="text">
      <style:text-properties style:font-name="Inter" style:font-name-asian="Inter" style:font-name-complex="Inter" fo:color="#222222"/>
    </style:style>
    <style:style style:name="T58" style:parent-style-name="Policepardéfaut" style:family="text">
      <style:text-properties style:font-name="Inter" style:font-name-asian="Inter" style:font-name-complex="Inter" fo:color="#222222"/>
    </style:style>
    <style:style style:name="T59" style:parent-style-name="Policepardéfaut" style:family="text">
      <style:text-properties style:font-name="Inter" style:font-name-asian="Inter" style:font-name-complex="Inter" fo:color="#222222"/>
    </style:style>
    <style:style style:name="P60" style:parent-style-name="Standard" style:family="paragraph">
      <style:paragraph-properties fo:margin-left="1.25in">
        <style:tab-stops/>
      </style:paragraph-properties>
    </style:style>
    <style:style style:name="T6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2" style:parent-style-name="Policepardéfaut" style:family="text">
      <style:text-properties style:font-name="Inter" style:font-name-asian="Inter" style:font-name-complex="Inter" fo:color="#222222"/>
    </style:style>
    <style:style style:name="T63" style:parent-style-name="Policepardéfaut" style:family="text">
      <style:text-properties style:font-name="Inter" style:font-name-asian="Inter" style:font-name-complex="Inter" fo:color="#222222"/>
    </style:style>
    <style:style style:name="P64" style:parent-style-name="Standard" style:family="paragraph">
      <style:paragraph-properties fo:margin-left="1.25in">
        <style:tab-stops/>
      </style:paragraph-properties>
    </style:style>
    <style:style style:name="T6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6" style:parent-style-name="Policepardéfaut" style:family="text">
      <style:text-properties style:font-name="Inter" style:font-name-asian="Inter" style:font-name-complex="Inter" fo:color="#222222"/>
    </style:style>
    <style:style style:name="T67" style:parent-style-name="Policepardéfaut" style:family="text">
      <style:text-properties style:font-name="Inter" style:font-name-asian="Inter" style:font-name-complex="Inter" fo:color="#222222"/>
    </style:style>
    <style:style style:name="P6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6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70" style:parent-style-name="Standard" style:family="paragraph">
      <style:paragraph-properties fo:margin-left="1.25in">
        <style:tab-stops/>
      </style:paragraph-properties>
    </style:style>
    <style:style style:name="T7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2" style:parent-style-name="Policepardéfaut" style:family="text">
      <style:text-properties style:font-name="Inter" style:font-name-asian="Inter" style:font-name-complex="Inter" fo:color="#222222"/>
    </style:style>
    <style:style style:name="T73" style:parent-style-name="Policepardéfaut" style:family="text">
      <style:text-properties style:font-name="Inter" style:font-name-asian="Inter" style:font-name-complex="Inter" fo:color="#222222"/>
    </style:style>
    <style:style style:name="T74" style:parent-style-name="Policepardéfaut" style:family="text">
      <style:text-properties style:font-name="Inter" style:font-name-asian="Inter" style:font-name-complex="Inter" fo:color="#222222"/>
    </style:style>
    <style:style style:name="P75" style:parent-style-name="Standard" style:family="paragraph">
      <style:paragraph-properties fo:margin-left="1.25in">
        <style:tab-stops/>
      </style:paragraph-properties>
    </style:style>
    <style:style style:name="T7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7" style:parent-style-name="Policepardéfaut" style:family="text">
      <style:text-properties style:font-name="Inter" style:font-name-asian="Inter" style:font-name-complex="Inter" fo:color="#222222"/>
    </style:style>
    <style:style style:name="T78" style:parent-style-name="Policepardéfaut" style:family="text">
      <style:text-properties style:font-name="Inter" style:font-name-asian="Inter" style:font-name-complex="Inter" fo:color="#222222"/>
    </style:style>
    <style:style style:name="P79" style:parent-style-name="Standard" style:family="paragraph">
      <style:paragraph-properties fo:margin-left="1.25in">
        <style:tab-stops/>
      </style:paragraph-properties>
    </style:style>
    <style:style style:name="T8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1" style:parent-style-name="Policepardéfaut" style:family="text">
      <style:text-properties style:font-name="Inter" style:font-name-asian="Inter" style:font-name-complex="Inter" fo:color="#222222"/>
    </style:style>
    <style:style style:name="T82" style:parent-style-name="Policepardéfaut" style:family="text">
      <style:text-properties style:font-name="Inter" style:font-name-asian="Inter" style:font-name-complex="Inter" fo:color="#222222"/>
    </style:style>
    <style:style style:name="P8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8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85" style:parent-style-name="Standard" style:family="paragraph">
      <style:paragraph-properties fo:margin-left="1.25in">
        <style:tab-stops/>
      </style:paragraph-properties>
    </style:style>
    <style:style style:name="T8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7" style:parent-style-name="Policepardéfaut" style:family="text">
      <style:text-properties style:font-name="Inter" style:font-name-asian="Inter" style:font-name-complex="Inter" fo:color="#222222"/>
    </style:style>
    <style:style style:name="T88" style:parent-style-name="Policepardéfaut" style:family="text">
      <style:text-properties style:font-name="Inter" style:font-name-asian="Inter" style:font-name-complex="Inter" fo:color="#222222"/>
    </style:style>
    <style:style style:name="T89" style:parent-style-name="Policepardéfaut" style:family="text">
      <style:text-properties style:font-name="Inter" style:font-name-asian="Inter" style:font-name-complex="Inter" fo:color="#222222"/>
    </style:style>
    <style:style style:name="P90" style:parent-style-name="Standard" style:family="paragraph">
      <style:paragraph-properties fo:margin-left="1.25in">
        <style:tab-stops/>
      </style:paragraph-properties>
    </style:style>
    <style:style style:name="T9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2" style:parent-style-name="Policepardéfaut" style:family="text">
      <style:text-properties style:font-name="Inter" style:font-name-asian="Inter" style:font-name-complex="Inter" fo:color="#222222"/>
    </style:style>
    <style:style style:name="T93" style:parent-style-name="Policepardéfaut" style:family="text">
      <style:text-properties style:font-name="Inter" style:font-name-asian="Inter" style:font-name-complex="Inter" fo:color="#222222"/>
    </style:style>
    <style:style style:name="P94" style:parent-style-name="Standard" style:family="paragraph">
      <style:paragraph-properties fo:margin-left="1.25in">
        <style:tab-stops/>
      </style:paragraph-properties>
    </style:style>
    <style:style style:name="T9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6" style:parent-style-name="Policepardéfaut" style:family="text">
      <style:text-properties style:font-name="Inter" style:font-name-asian="Inter" style:font-name-complex="Inter" fo:color="#222222"/>
    </style:style>
    <style:style style:name="T97" style:parent-style-name="Policepardéfaut" style:family="text">
      <style:text-properties style:font-name="Inter" style:font-name-asian="Inter" style:font-name-complex="Inter" fo:color="#222222"/>
    </style:style>
    <style:style style:name="P9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9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0" style:parent-style-name="Standard" style:family="paragraph">
      <style:paragraph-properties fo:margin-left="1.25in">
        <style:tab-stops/>
      </style:paragraph-properties>
    </style:style>
    <style:style style:name="T10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2" style:parent-style-name="Policepardéfaut" style:family="text">
      <style:text-properties style:font-name="Inter" style:font-name-asian="Inter" style:font-name-complex="Inter" fo:color="#222222"/>
    </style:style>
    <style:style style:name="T103" style:parent-style-name="Policepardéfaut" style:family="text">
      <style:text-properties style:font-name="Inter" style:font-name-asian="Inter" style:font-name-complex="Inter" fo:color="#222222"/>
    </style:style>
    <style:style style:name="T104" style:parent-style-name="Policepardéfaut" style:family="text">
      <style:text-properties style:font-name="Inter" style:font-name-asian="Inter" style:font-name-complex="Inter" fo:color="#222222"/>
    </style:style>
    <style:style style:name="P105" style:parent-style-name="Standard" style:family="paragraph">
      <style:paragraph-properties fo:margin-left="1.25in">
        <style:tab-stops/>
      </style:paragraph-properties>
    </style:style>
    <style:style style:name="T10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7" style:parent-style-name="Policepardéfaut" style:family="text">
      <style:text-properties style:font-name="Inter" style:font-name-asian="Inter" style:font-name-complex="Inter" fo:color="#222222"/>
    </style:style>
    <style:style style:name="T108" style:parent-style-name="Policepardéfaut" style:family="text">
      <style:text-properties style:font-name="Inter" style:font-name-asian="Inter" style:font-name-complex="Inter" fo:color="#222222"/>
    </style:style>
    <style:style style:name="P109" style:parent-style-name="Standard" style:family="paragraph">
      <style:paragraph-properties fo:margin-left="1.25in">
        <style:tab-stops/>
      </style:paragraph-properties>
    </style:style>
    <style:style style:name="T11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11" style:parent-style-name="Policepardéfaut" style:family="text">
      <style:text-properties style:font-name="Inter" style:font-name-asian="Inter" style:font-name-complex="Inter" fo:color="#222222"/>
    </style:style>
    <style:style style:name="T112" style:parent-style-name="Policepardéfaut" style:family="text">
      <style:text-properties style:font-name="Inter" style:font-name-asian="Inter" style:font-name-complex="Inter" fo:color="#222222"/>
    </style:style>
    <style:style style:name="P113" style:parent-style-name="Standard" style:family="paragraph">
      <style:text-properties style:font-name="Inter" style:font-name-asian="Inter" style:font-name-complex="Inter" fo:color="#222222"/>
    </style:style>
    <style:style style:name="P114" style:parent-style-name="Standard" style:family="paragraph">
      <style:text-properties style:font-name="Inter" style:font-name-asian="Inter" style:font-name-complex="Inter" fo:color="#222222"/>
    </style:style>
    <style:style style:name="P115" style:parent-style-name="Standard" style:family="paragraph">
      <style:text-properties style:font-name="Inter" style:font-name-asian="Inter" style:font-name-complex="Inter" fo:color="#222222"/>
    </style:style>
    <style:style style:name="P116" style:parent-style-name="Standard" style:family="paragraph">
      <style:text-properties style:font-name="Inter" style:font-name-asian="Inter" style:font-name-complex="Inter" fo:color="#222222"/>
    </style:style>
    <style:style style:name="P117" style:parent-style-name="Standard" style:family="paragraph">
      <style:text-properties style:font-name="Inter" style:font-name-asian="Inter" style:font-name-complex="Inter" fo:color="#222222"/>
    </style:style>
    <style:style style:name="P118" style:parent-style-name="Standard" style:family="paragraph">
      <style:text-properties style:font-name="Inter" style:font-name-asian="Inter" style:font-name-complex="Inter" fo:color="#222222"/>
    </style:style>
    <style:style style:name="P119" style:parent-style-name="Standard" style:family="paragraph">
      <style:text-properties style:font-name="Inter" style:font-name-asian="Inter" style:font-name-complex="Inter" fo:color="#222222"/>
    </style:style>
    <style:style style:name="P120" style:parent-style-name="Standard" style:family="paragraph">
      <style:text-properties style:font-name="Inter" style:font-name-asian="Inter" style:font-name-complex="Inter" fo:color="#222222"/>
    </style:style>
    <style:style style:name="P121" style:parent-style-name="Standard" style:family="paragraph">
      <style:text-properties style:font-name="Inter" style:font-name-asian="Inter" style:font-name-complex="Inter" fo:color="#222222"/>
    </style:style>
    <style:style style:name="P122" style:parent-style-name="Standard" style:family="paragraph">
      <style:text-properties style:font-name="Inter" style:font-name-asian="Inter" style:font-name-complex="Inter" fo:color="#222222"/>
    </style:style>
    <style:style style:name="P123" style:parent-style-name="Standard" style:family="paragraph">
      <style:text-properties style:font-name="Inter" style:font-name-asian="Inter" style:font-name-complex="Inter" fo:color="#222222"/>
    </style:style>
    <style:style style:name="P124" style:parent-style-name="Standard" style:family="paragraph">
      <style:text-properties style:font-name="Inter" style:font-name-asian="Inter" style:font-name-complex="Inter" fo:color="#222222"/>
    </style:style>
    <style:style style:name="P125" style:parent-style-name="Standard" style:family="paragraph">
      <style:text-properties style:font-name="Inter" style:font-name-asian="Inter" style:font-name-complex="Inter" fo:color="#222222"/>
    </style:style>
    <style:style style:name="P126" style:parent-style-name="Standard" style:family="paragraph">
      <style:text-properties style:font-name="Inter" style:font-name-asian="Inter" style:font-name-complex="Inter" fo:color="#222222"/>
    </style:style>
    <style:style style:name="P127" style:parent-style-name="Standard" style:family="paragraph">
      <style:text-properties style:font-name="Inter" style:font-name-asian="Inter" style:font-name-complex="Inter" fo:color="#222222"/>
    </style:style>
    <style:style style:name="P128" style:parent-style-name="Standard" style:family="paragraph">
      <style:text-properties style:font-name="Inter" style:font-name-asian="Inter" style:font-name-complex="Inter" fo:color="#222222"/>
    </style:style>
    <style:style style:name="P129" style:parent-style-name="Standard" style:family="paragraph">
      <style:text-properties style:font-name="Inter" style:font-name-asian="Inter" style:font-name-complex="Inter" fo:color="#222222"/>
    </style:style>
    <style:style style:name="P130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31" style:parent-style-name="Standard" style:family="paragraph">
      <style:paragraph-properties fo:margin-left="1.25in">
        <style:tab-stops/>
      </style:paragraph-properties>
    </style:style>
    <style:style style:name="T13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33" style:parent-style-name="Policepardéfaut" style:family="text">
      <style:text-properties style:font-name="Inter" style:font-name-asian="Inter" style:font-name-complex="Inter" fo:color="#222222"/>
    </style:style>
    <style:style style:name="T134" style:parent-style-name="Policepardéfaut" style:family="text">
      <style:text-properties style:font-name="Inter" style:font-name-asian="Inter" style:font-name-complex="Inter" fo:color="#222222"/>
    </style:style>
    <style:style style:name="P135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36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37" style:parent-style-name="Standard" style:family="paragraph">
      <style:paragraph-properties fo:margin-left="1.25in">
        <style:tab-stops/>
      </style:paragraph-properties>
    </style:style>
    <style:style style:name="T138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39" style:parent-style-name="Policepardéfaut" style:family="text">
      <style:text-properties style:font-name="Inter" style:font-name-asian="Inter" style:font-name-complex="Inter" fo:color="#222222"/>
    </style:style>
    <style:style style:name="T140" style:parent-style-name="Policepardéfaut" style:family="text">
      <style:text-properties style:font-name="Inter" style:font-name-asian="Inter" style:font-name-complex="Inter" fo:color="#222222"/>
    </style:style>
    <style:style style:name="T141" style:parent-style-name="Policepardéfaut" style:family="text">
      <style:text-properties style:font-name="Inter" style:font-name-asian="Inter" style:font-name-complex="Inter" fo:color="#222222"/>
    </style:style>
    <style:style style:name="P142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43" style:parent-style-name="Standard" style:family="paragraph">
      <style:paragraph-properties fo:margin-left="1.25in">
        <style:tab-stops/>
      </style:paragraph-properties>
    </style:style>
    <style:style style:name="T144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45" style:parent-style-name="Policepardéfaut" style:family="text">
      <style:text-properties style:font-name="Inter" style:font-name-asian="Inter" style:font-name-complex="Inter" fo:color="#222222"/>
    </style:style>
    <style:style style:name="T146" style:parent-style-name="Policepardéfaut" style:family="text">
      <style:text-properties style:font-name="Inter" style:font-name-asian="Inter" style:font-name-complex="Inter" fo:color="#222222"/>
    </style:style>
    <style:style style:name="T147" style:parent-style-name="Policepardéfaut" style:family="text">
      <style:text-properties style:font-name="Inter" style:font-name-asian="Inter" style:font-name-complex="Inter" fo:color="#222222"/>
    </style:style>
    <style:style style:name="P14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4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0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1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52" style:parent-style-name="Standard" style:family="paragraph">
      <style:paragraph-properties fo:margin-left="1.25in">
        <style:tab-stops/>
      </style:paragraph-properties>
    </style:style>
    <style:style style:name="T153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54" style:parent-style-name="Policepardéfaut" style:family="text">
      <style:text-properties style:font-name="Inter" style:font-name-asian="Inter" style:font-name-complex="Inter" fo:color="#222222"/>
    </style:style>
    <style:style style:name="T155" style:parent-style-name="Policepardéfaut" style:family="text">
      <style:text-properties style:font-name="Inter" style:font-name-asian="Inter" style:font-name-complex="Inter" fo:color="#222222"/>
    </style:style>
    <style:style style:name="T156" style:parent-style-name="Policepardéfaut" style:family="text">
      <style:text-properties style:font-name="Inter" style:font-name-asian="Inter" style:font-name-complex="Inter" fo:color="#222222"/>
    </style:style>
    <style:style style:name="P157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8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5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60" style:parent-style-name="Standard" style:family="paragraph">
      <style:paragraph-properties fo:margin-left="1.25in">
        <style:tab-stops/>
      </style:paragraph-properties>
    </style:style>
    <style:style style:name="T16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2" style:parent-style-name="Policepardéfaut" style:family="text">
      <style:text-properties style:font-name="Inter" style:font-name-asian="Inter" style:font-name-complex="Inter" fo:color="#222222"/>
    </style:style>
    <style:style style:name="T163" style:parent-style-name="Policepardéfaut" style:family="text">
      <style:text-properties style:font-name="Inter" style:font-name-asian="Inter" style:font-name-complex="Inter" fo:color="#222222"/>
    </style:style>
    <style:style style:name="P164" style:parent-style-name="Standard" style:family="paragraph">
      <style:paragraph-properties fo:margin-left="1.25in">
        <style:tab-stops/>
      </style:paragraph-properties>
    </style:style>
    <style:style style:name="T16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66" style:parent-style-name="Policepardéfaut" style:family="text">
      <style:text-properties style:font-name="Inter" style:font-name-asian="Inter" style:font-name-complex="Inter" fo:color="#222222"/>
    </style:style>
    <style:style style:name="T167" style:parent-style-name="Policepardéfaut" style:family="text">
      <style:text-properties style:font-name="Inter" style:font-name-asian="Inter" style:font-name-complex="Inter" fo:color="#222222"/>
    </style:style>
    <style:style style:name="T168" style:parent-style-name="Policepardéfaut" style:family="text">
      <style:text-properties style:font-name="Inter" style:font-name-asian="Inter" style:font-name-complex="Inter" fo:color="#222222"/>
    </style:style>
    <style:style style:name="P16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70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71" style:parent-style-name="Standard" style:family="paragraph">
      <style:paragraph-properties fo:margin-left="1.25in">
        <style:tab-stops/>
      </style:paragraph-properties>
    </style:style>
    <style:style style:name="P172" style:parent-style-name="Standard" style:family="paragraph">
      <style:paragraph-properties fo:margin-left="1.25in">
        <style:tab-stops/>
      </style:paragraph-properties>
    </style:style>
  </office:automatic-styles>
  <office:body>
    <office:text text:use-soft-page-breaks="true">
      <text:h text:style-name="P1" text:outline-level="1"><text:bookmark-start text:name="_c6ys054n1aw8"/><text:bookmark-end text:name="_c6ys054n1aw8"/><text:span text:style-name="T2">Protocoles de test</text:span></text:h>
      <text:p text:style-name="Standard"><text:span text:style-name="T3">Utilisez le template ci-dessous pour remplir le document – remplacez les mots en italique.</text:span></text:p>
      <text:p text:style-name="P4"/>
      <text:p text:style-name="P5"><text:span text:style-name="T6">Objectif Test :<text:s/></text:span><text:span text:style-name="T7">La spécification des notes de Louis que je teste</text:span></text:p>
      <text:p text:style-name="P8"/>
      <text:p text:style-name="P9">Test 1 : Vérifier que le produit doit avoir un nom (Test_Nom)</text:p>
      <text:p text:style-name="P10"><text:span text:style-name="T11">Étape 1 (Arrange)</text:span><text:span text:style-name="T12"><text:s/>:</text:span><text:span text:style-name="T13"><text:line-break/>Créer un ProductViewModel avec Name = null, Price = "10", Stock = "5".</text:span><text:span text:style-name="T14"><text:line-break/>Créer une instance de ProductService en injectant un FakeLocalizer.</text:span></text:p>
      <text:p text:style-name="P15"><text:span text:style-name="T16">Étape 2 (Act)</text:span><text:span text:style-name="T17"><text:s/>:</text:span><text:span text:style-name="T18"><text:line-break/>Utilise la méthode CheckProductModelErrors(produit).</text:span></text:p>
      <text:p text:style-name="P19"><text:span text:style-name="T20">Étape 3 (Assert) : Vérification</text:span><text:span text:style-name="T21"><text:s/>:</text:span><text:span text:style-name="T22"><text:line-break/>Vérifier que la liste d’erreurs contient "MissingName".</text:span></text:p>
      <text:p text:style-name="P23"/>
      <text:p text:style-name="P24">Test 2 : Vérifier que le champ Prix est obligatoire (Test_Prix)</text:p>
      <text:p text:style-name="P25"><text:span text:style-name="T26">Étape 1 (Arrange)</text:span><text:span text:style-name="T27"><text:s/>:</text:span><text:span text:style-name="T28"><text:line-break/>Créer un ProductViewModel avec Name = "ProduitTest", Price = "", Stock = "5".</text:span><text:span text:style-name="T29"><text:line-break/>Créer une instance de ProductService avec FakeLocalizer.</text:span></text:p>
      <text:p text:style-name="P30"><text:span text:style-name="T31">Étape 2 (Act)</text:span><text:span text:style-name="T32"><text:s/>:</text:span><text:span text:style-name="T33"><text:line-break/>Utilise CheckProductModelErrors(produit).</text:span></text:p>
      <text:p text:style-name="P34"><text:span text:style-name="T35">Étape 3 (Assert) : Vérification</text:span><text:span text:style-name="T36"><text:s/>:</text:span><text:span text:style-name="T37"><text:line-break/>Vérifier que la liste d’erreurs contient "MissingPrice".</text:span></text:p>
      <text:p text:style-name="P38"/>
      <text:p text:style-name="P39">Test 3 : Vérifier que le prix doit être un nombre (Test_PrixNombre)</text:p>
      <text:p text:style-name="P40"><text:span text:style-name="T41">Étape 1 (Arrange)</text:span><text:span text:style-name="T42"><text:s/>:</text:span><text:span text:style-name="T43"><text:line-break/>Créer un ProductViewModel avec Name = "ProduitTest", Price = "abc", Stock = "5".</text:span><text:span text:style-name="T44"><text:line-break/>Créer une instance de ProductService.</text:span></text:p>
      <text:p text:style-name="P45"><text:span text:style-name="T46">Étape 2 (Act)</text:span><text:span text:style-name="T47"><text:s/>:</text:span><text:span text:style-name="T48"><text:line-break/>Utilise CheckProductModelErrors(produit).</text:span></text:p>
      <text:p text:style-name="P49"><text:span text:style-name="T50">Étape 3 (Assert) : Vérification</text:span><text:span text:style-name="T51"><text:s/>:</text:span><text:span text:style-name="T52"><text:line-break/>Vérifier que la liste d’erreurs contient "PriceNotANumber".</text:span></text:p>
      <text:p text:style-name="P53"/>
      <text:p text:style-name="P54">Test 4 : Vérifier que le prix doit être supérieur à zéro (Test_PrixSuperieurAZero)</text:p>
      <text:p text:style-name="P55"><text:span text:style-name="T56">Étape 1 (Arrange)</text:span><text:span text:style-name="T57"><text:s/>:</text:span><text:span text:style-name="T58"><text:line-break/>Créer un ProductViewModel avec Name = "ProduitTest", Price = "0", Stock = "5".</text:span><text:span text:style-name="T59"><text:line-break/>Créer une instance de ProductService.</text:span></text:p>
      <text:p text:style-name="P60"><text:span text:style-name="T61">Étape 2 (Act)</text:span><text:span text:style-name="T62"><text:s/>:</text:span><text:span text:style-name="T63"><text:line-break/>Utilise CheckProductModelErrors(produit).</text:span></text:p>
      <text:p text:style-name="P64"><text:span text:style-name="T65">Étape 3 (Assert) : Vérification</text:span><text:span text:style-name="T66"><text:s/>:</text:span><text:span text:style-name="T67"><text:line-break/>Vérifier que la liste d’erreurs contient "PriceNotGreaterThanZero".</text:span></text:p>
      <text:p text:style-name="P68"/>
      <text:soft-page-break/>
      <text:p text:style-name="P69">Test 5 : Vérifier que la quantité est obligatoire (Test_Quantite)</text:p>
      <text:p text:style-name="P70"><text:span text:style-name="T71">Étape 1 (Arrange)</text:span><text:span text:style-name="T72"><text:s/>:</text:span><text:span text:style-name="T73"><text:line-break/>Créer un ProductViewModel avec Name = "ProduitTest", Price = "10", Stock = "".</text:span><text:span text:style-name="T74"><text:line-break/>Créer une instance de ProductService.</text:span></text:p>
      <text:p text:style-name="P75"><text:span text:style-name="T76">Étape 2 (Act)</text:span><text:span text:style-name="T77"><text:s/>:</text:span><text:span text:style-name="T78"><text:line-break/>Utilise CheckProductModelErrors(produit).</text:span></text:p>
      <text:p text:style-name="P79"><text:span text:style-name="T80">Étape 3 (Assert) : Vérification</text:span><text:span text:style-name="T81"><text:s/>:</text:span><text:span text:style-name="T82"><text:line-break/>Vérifier que la liste d’erreurs contient "MissingQuantity".</text:span></text:p>
      <text:p text:style-name="P83"/>
      <text:p text:style-name="P84">Test 6 : Vérifier que la quantité doit être un nombre entier (Test_QuantiteNombr)</text:p>
      <text:p text:style-name="P85"><text:span text:style-name="T86">Étape 1 (Arrange)</text:span><text:span text:style-name="T87"><text:s/>:</text:span><text:span text:style-name="T88"><text:line-break/>Créer un ProductViewModel avec Name = "ProduitTest", Price = "10", Stock = "abc".</text:span><text:span text:style-name="T89"><text:line-break/>Créer une instance de ProductService.</text:span></text:p>
      <text:p text:style-name="P90"><text:span text:style-name="T91">Étape 2 (Act)</text:span><text:span text:style-name="T92"><text:s/>:</text:span><text:span text:style-name="T93"><text:line-break/>Utilise CheckProductModelErrors(produit).</text:span></text:p>
      <text:p text:style-name="P94"><text:span text:style-name="T95">Étape 3 (Assert) : Vérification</text:span><text:span text:style-name="T96"><text:s/>:</text:span><text:span text:style-name="T97"><text:line-break/>Vérifier que la liste d’erreurs contient "StockNotAnInteger"</text:span></text:p>
      <text:p text:style-name="P98"/>
      <text:p text:style-name="P99">Test 7 : Vérifier que la quantité doit être supérieure à zéro (Test_QuantiteSuperieureAZero)</text:p>
      <text:p text:style-name="P100"><text:span text:style-name="T101">Étape 1 (Arrange)</text:span><text:span text:style-name="T102"><text:s/>:</text:span><text:span text:style-name="T103"><text:line-break/>Créer un ProductViewModel avec Name = "ProduitTest", Price = "10", Stock = "0".</text:span><text:span text:style-name="T104"><text:line-break/>Créer une instance de ProductService.</text:span></text:p>
      <text:p text:style-name="P105"><text:span text:style-name="T106">Étape 2 (Act)</text:span><text:span text:style-name="T107"><text:s/>:</text:span><text:span text:style-name="T108"><text:line-break/>Utilise CheckProductModelErrors(produit).</text:span></text:p>
      <text:p text:style-name="P109"><text:span text:style-name="T110">Étape 3 (Assert) : Vérification</text:span><text:span text:style-name="T111"><text:s/>:</text:span><text:span text:style-name="T112"><text:line-break/>Vérifier que la liste d’erreurs contient "StockNotGreaterThanZero".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--------------------------------------------------------------------------------------------------------------------------------------</text:p>
      <text:p text:style-name="P129">TEST D’INTEGRATION</text:p>
      <text:p text:style-name="P130">Test 8 : Vérifier que l’ajout d’un produit l’affiche dans la liste (AjouterProduit_Et_Verifier_Presence_CoteClient)</text:p>
      <text:p text:style-name="P131"><text:span text:style-name="T132">Étape 1 (Arrange)</text:span><text:span text:style-name="T133"><text:s/>:</text:span><text:span text:style-name="T134"><text:line-break/>Forcer la culture du thread sur InvariantCulture.</text:span></text:p>
      <text:p text:style-name="P135">Créer une instance de ProductService via BuildService() (avec une vraie base de données SQL Server Express).</text:p>
      <text:p text:style-name="P136">Créer un ProductViewModel avec un nom unique (généré par Guid), un prix "15.99", un stock "10", une description et des détails.</text:p>
      <text:p text:style-name="P137"><text:span text:style-name="T138">Étape 2 (Act)</text:span><text:span text:style-name="T139"><text:s/>:</text:span><text:span text:style-name="T140"><text:line-break/></text:span><text:span text:style-name="T141">Appeler SaveProduct(produitTest) pour enregistrer le produit côté administrateur.</text:span></text:p>
      <text:p text:style-name="P142">Récupérer tous les produits visibles côté client avec GetAllProductsViewModel().</text:p>
      <text:p text:style-name="P143"><text:span text:style-name="T144">Étape 3 (Assert) : Vérification</text:span><text:span text:style-name="T145"><text:s/>:</text:span><text:span text:style-name="T146"><text:line-break/></text:span><text:span text:style-name="T147">Vérifier que le produit vient d’être ajouté (recherche par nom).</text:span></text:p>
      <text:p text:style-name="P148">S’assurer que les valeurs de Name, Price, et Stock correspondent à celles du produit ajouté.</text:p>
      <text:p text:style-name="P149">Nettoyer la base en appelant DeleteProduct(produit.Id) pour supprimer ce produit de test.</text:p>
      <text:p text:style-name="P150"/>
      <text:p text:style-name="P151">Test 9 : Vérifier que la suppression retire le produit (SupprimerProduit_Et_Verifier_Absence_CoteClient)</text:p>
      <text:p text:style-name="P152"><text:span text:style-name="T153">Étape 1 (Arrange)</text:span><text:span text:style-name="T154"><text:s/>:</text:span><text:span text:style-name="T155"><text:line-break/></text:span><text:span text:style-name="T156">Forcer la culture sur InvariantCulture.</text:span></text:p>
      <text:p text:style-name="P157">Instancier ProductService via BuildService().</text:p>
      <text:p text:style-name="P158">Créer et enregistrer un produit de test nommé de façon unique, avec un prix "9.99", un stock "5", une description et des détails.</text:p>
      <text:p text:style-name="P159">Vérifier qu’il est bien présent dans la liste retournée par GetAllProductsViewModel().</text:p>
      <text:p text:style-name="P160"><text:span text:style-name="T161">Étape 2 (Act)</text:span><text:span text:style-name="T162"><text:s/>:</text:span><text:span text:style-name="T163"><text:line-break/>Supprimer ce produit grâce à DeleteProduct(id)</text:span></text:p>
      <text:p text:style-name="P164"><text:span text:style-name="T165">Étape 3 (Assert) : Vérification</text:span><text:span text:style-name="T166"><text:s/>:</text:span><text:span text:style-name="T167"><text:line-break/></text:span><text:span text:style-name="T168">Récupérer la liste actuelle avec GetAllProductsViewModel().</text:span></text:p>
      <text:p text:style-name="P169">Vérifier que le produit ne figure plus dans la liste (recherche par ID).</text:p>
      <text:p text:style-name="P170">Cela valide que la suppression côté admin est bien reflétée côté client.</text:p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SKRI Idriss (Normandie)</meta:initial-creator>
    <dc:creator>Idriss Askri</dc:creator>
    <meta:creation-date>2025-04-15T13:24:00Z</meta:creation-date>
    <dc:date>2025-06-19T13:17:00Z</dc:date>
    <meta:template xlink:href="Normal" xlink:type="simple"/>
    <meta:editing-cycles>9</meta:editing-cycles>
    <meta:editing-duration>PT3240S</meta:editing-duration>
    <meta:document-statistic meta:page-count="3" meta:paragraph-count="9" meta:word-count="704" meta:character-count="4569" meta:row-count="32" meta:non-whitespace-character-count="3874"/>
  </office:meta>
</office:document-meta>
</file>